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RollbackTrueRollbackAnnotationTransactionalTests.setDataSource( DataSource data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RollbackTrueRollbackAnnotationTransactionalTests.verifyIniti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DefaultRollbackTrueRollbackAnnotationTransactionalTests.modifyTestDataWithinTransac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DefaultRollbackTrueRollbackAnnotationTransactionalTests.verifyFinalTest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